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language="es" fo:country="ES" fo:font-weight="normal" style:font-size-asian="12pt" style:font-weight-asian="normal" style:font-size-complex="12pt" style:font-weight-complex="normal"/>
    </style:style>
    <style:style style:name="P4" style:family="paragraph" style:parent-style-name="Standard">
      <style:text-properties fo:font-size="12pt" fo:language="es" fo:country="ES" fo:font-weight="normal" style:font-size-asian="12pt" style:font-weight-asian="normal" style:font-size-complex="12pt" style:font-weight-complex="normal"/>
    </style:style>
    <style:style style:name="P5" style:family="paragraph" style:parent-style-name="Standard">
      <style:text-properties fo:font-size="12pt" fo:language="es" fo:country="ES" fo:font-weight="bold" style:font-size-asian="12pt" style:font-weight-asian="bold" style:font-size-complex="12pt" style:font-weight-complex="bold"/>
    </style:style>
    <style:style style:name="P6" style:family="paragraph" style:parent-style-name="Standard">
      <style:text-properties fo:font-size="12pt" fo:language="es" fo:country="ES"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language="es" fo:country="ES"/>
    </style:style>
    <style:style style:name="T2" style:family="text">
      <style:text-properties fo:language="es" fo:country="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3</text:p>
      <text:p text:style-name="P1"/>
      <text:p text:style-name="P2"/>
      <text:p text:style-name="P3">Niveles de paginación :</text:p>
      <text:p text:style-name="P3"><text:tab/>2 ---&gt; 3 accesos a memoria</text:p>
      <text:p text:style-name="P3"><text:tab/>Disminuir (1-p)---&gt; esta probabilidad</text:p>
      <text:p text:style-name="P2"/>
      <text:p text:style-name="P2">Si la tabla de p<text:span text:style-name="T1">ágina anterior con 2^n entradas que apuntan a pg de memoria principal.</text:span></text:p>
      <text:p text:style-name="P3">Ahora tendré una tabla de página que llamaré de primer nivel , que tendrá 2^k entradas y apunta a otra entrada de páginas de segundo nivel que tiene 2^(n-k) entradas. Si bien , en un principio seguiría ocupando lo mismo pues simplemente tengo un mayor nº de tablas de pg .</text:p>
      <text:p text:style-name="P3"/>
      <text:p text:style-name="P3">Los espacios reales de los procesos suelen ser dispersos, tienen espacios que no se utilizan pero que existen por si necesita crecer por ejemplo la pila. La paginación a dos niveles me permite que me ahorre tablas de segundo nivel que describen esos huecos que hay en el espacio de direcciones.En definitiva, sí permite aumento de memoria.</text:p>
      <text:p text:style-name="P3"/>
      <text:p text:style-name="P5">D-27</text:p>
      <text:p text:style-name="P3"/>
      <text:p text:style-name="P3">Cuando traduzco una dirección traduzco primero a la tabla de primer nivel y luego a la de segundo nivel. 3 accesos : dos para la tabla de página y otro para el acceso en sí a memoria .</text:p>
      <text:p text:style-name="P3"/>
      <text:p text:style-name="P3">Las tablas de primer nivel siempre deben residir en memoria si bien, las tablas de segundo nivel se pueden construir en disco. Me podría ahorrar la carga de ciertas páginas en memoria, ya que puede ser no necesario su uso.</text:p>
      <text:p text:style-name="P3"/>
      <text:p text:style-name="P5"/>
      <text:p text:style-name="P5">D-30</text:p>
      <text:p text:style-name="P5"/>
      <text:p text:style-name="P3">El compilador genera direcciones lineales y es la mmu de intel <text:s/>la que decide .</text:p>
      <text:p text:style-name="P3"/>
      <text:p text:style-name="P2"><text:span text:style-name="T1">La mmu de intel </text:span><text:span text:style-name="T2">funciona</text:span><text:span text:style-name="T1"> con pg de 4K o 4MB : cuando hago asignaciones grandes de memoria solo de 4k en 4k puede ser menos rentable por ello. La CPU puede estar funcionando tanto en 4k como en 4MB</text:span></text:p>
      <text:p text:style-name="P3"/>
      <text:p text:style-name="P3"/>
      <text:p text:style-name="P3"><text:s text:c="4"/>/Código \</text:p>
      <text:p text:style-name="P3"><text:s text:c="4"/>-----------</text:p>
      <text:p text:style-name="P3"><text:s text:c="2"/>/Datos <text:s text:c="4"/>\</text:p>
      <text:p text:style-name="P3">/ <text:s text:c="17"/>\</text:p>
      <text:p text:style-name="P3"><text:tab/></text:p>
      <text:p text:style-name="P3"/>
      <text:p text:style-name="P3">nº TPE 1º nivel =2^10</text:p>
      <text:p text:style-name="P3">nº TPE 2º nivel <text:s/>=2^10 <text:s text:c="6"/>Tamaño TP 1º y 2º nivel 4kb</text:p>
      <text:p text:style-name="P3">Cada tabla entra justamente en una pg , 4KB</text:p>
      <text:p text:style-name="P3">Cada tabla de página tiene 2^10 entradas y el ancho de la estructura son 4octetos.</text:p>
      <text:p text:style-name="P3">Una palabra tiene 4 octetos. Un octeto son 8 bits .</text:p>
      <text:p text:style-name="P2"><text:span text:style-name="T1">Intel direcciona octetos. El puntero en 32 bits tengo que ir </text:span><text:span text:style-name="T2">incrementándolo</text:span><text:span text:style-name="T1"> de 4 en 4 <text:s/>.</text:span></text:p>
      <text:p text:style-name="P3"/>
      <text:p text:style-name="P3">Intel 64 utiliza diferentes formatos para las entradas de las tablas de página . <text:s/></text:p>
      <text:p text:style-name="P3"/>
      <text:p text:style-name="P3">D-23 Entradas de Tablas de Pg x64</text:p>
      <text:p text:style-name="P3"><text:soft-page-break/>Tengo una serie de birs que me dice cómo tratar cada entrada, el bit xd me indica </text:p>
      <text:p text:style-name="P3">Utilizo 4 octetos porque tengo necesito especficar distinta información , permisos de ejecución , etc.</text:p>
      <text:p text:style-name="P3">Ver: bit de validez, otros que indican si puedo escribir o no, si puedo ejecutarla o no , <text:s/>si puedo ejecutar código del kernel.</text:p>
      <text:p text:style-name="P3"/>
      <text:p text:style-name="P3">D—33</text:p>
      <text:p text:style-name="P3">Carga las pg en RAM. En paginación la unidad mínima de asignación es una página.</text:p>
      <text:p text:style-name="P3">Como tengo pg de 4kb entonces el código son 8KB, los datos 4KB , etc</text:p>
      <text:p text:style-name="P3">Realmente harán falta solo dos del segundo nivel ----&gt;¿Por qué ?</text:p>
      <text:p text:style-name="P3"/>
      <text:p text:style-name="P3">Paginación a dos niveles : cae ejercicio en el examen.</text:p>
      <text:p text:style-name="P3"/>
      <text:p text:style-name="P3"/>
      <text:p text:style-name="P5">EJEMPLO RELLENANDO LAS TPS</text:p>
      <text:p text:style-name="P5"/>
      <text:p text:style-name="P3">Cada índice me da acceso a una tabla de segundo nivel que tiene 1024 entradas. Con cada índice cúanto puedo direccionar : una página entera que tiene 4kn luego </text:p>
      <text:p text:style-name="P3">DL=Dirección lógica </text:p>
      <text:p text:style-name="P3">DF= Dirección física</text:p>
      <text:p text:style-name="P3">C=cociente</text:p>
      <text:p text:style-name="P3"/>
      <text:p text:style-name="P3">DL <text:s text:c="5"/>-------------------------&gt;DF</text:p>
      <text:p text:style-name="P3">1024*4KB <text:s text:c="2"/>----------------------&gt;C=i ( Tabla de página nivel 2)</text:p>
      <text:p text:style-name="P3"><text:tab/><text:tab/>---------------------&gt;R = ? No lo tenemos en cuenta </text:p>
      <text:p text:style-name="P3"/>
      <text:p text:style-name="P3">j=R/4KB <text:s text:c="9"/>---------------------&gt; C= j <text:s text:c="2"/>( entrada dentro de la tabla de 2º nivel, el marco al que <text:tab/><text:tab/><text:tab/><text:tab/><text:tab/><text:tab/>accedo)</text:p>
      <text:p text:style-name="P3"><text:tab/><text:tab/>-------------------------&gt;R = offset (distancia, dirección <text:s text:c="2"/>a la que quiero acceder dentro <text:tab/><text:tab/><text:tab/><text:tab/><text:tab/><text:tab/><text:tab/>de los 4KB de la pg ) </text:p>
      <text:p text:style-name="P3"><text:s text:c="18"/></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M52S</meta:editing-duration>
    <meta:editing-cycles>12</meta:editing-cycles>
    <meta:generator>OpenOffice/4.1.3$Win32 OpenOffice.org_project/413m1$Build-9783</meta:generator>
    <dc:date>2017-11-07T09:50:33.08</dc:date>
    <dc:creator>Ángela IG</dc:creator>
    <meta:document-statistic meta:table-count="0" meta:image-count="0" meta:object-count="0" meta:page-count="2" meta:paragraph-count="45" meta:word-count="581" meta:character-count="3230"/>
    <meta:user-defined meta:name="Info 1"/>
    <meta:user-defined meta:name="Info 2"/>
    <meta:user-defined meta:name="Info 3"/>
    <meta:user-defined meta:name="Info 4"/>
  </office:meta>
</office:document-meta>
</file>